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08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.10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</style:style>
    <style:style style:name="P11" style:family="paragraph" style:parent-style-name="Body_20_text_20__28_2_29_" style:list-style-name="WWNum1">
      <loext:graphic-properties draw:fill="none" draw:fill-color="#ffffff"/>
      <style:paragraph-properties fo:margin-left="0cm" fo:margin-right="7.267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3.951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15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4.579cm" style:type="right"/>
        </style:tab-stops>
      </style:paragraph-properties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21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21cm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16.722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.106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3" style:family="paragraph" style:parent-style-name="Body_20_text_20__28_2_29_">
      <loext:graphic-properties draw:fill="none" draw:fill-color="#ffffff"/>
      <style:paragraph-properties fo:margin-left="16.722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19.667cm"/>
        </style:tab-stops>
      </style:paragraph-properties>
    </style:style>
    <style:style style:name="P24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5" style:family="paragraph" style:parent-style-name="Body_20_text_20__28_2_29_">
      <loext:graphic-properties draw:fill="none" draw:fill-color="#ffffff"/>
      <style:paragraph-properties fo:margin-left="0cm" fo:margin-right="4.48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2_29_">
      <loext:graphic-properties draw:fill="none" draw:fill-color="#ffffff"/>
      <style:paragraph-properties fo:margin-left="16.722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" style:family="paragraph" style:parent-style-name="Body_20_text_20__28_2_29_" style:master-page-name="Converted4">
      <loext:graphic-properties draw:fill="none" draw:fill-color="#ffffff"/>
      <style:paragraph-properties fo:margin-left="0cm" fo:margin-right="5.221cm" fo:margin-top="0cm" fo:margin-bottom="0.169cm" style:contextual-spacing="false" fo:line-height="0.36cm" fo:text-align="start" style:justify-single-word="false" fo:keep-together="auto" fo:orphans="0" fo:widows="0" fo:text-indent="0cm" style:auto-text-indent="false" style:page-number="673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0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5.715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6.177cm"/>
        </style:tab-stops>
      </style:paragraph-properties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43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44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3.055cm" style:type="right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6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4.579cm" style:type="right"/>
        </style:tab-stops>
      </style:paragraph-properties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48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96cm"/>
        </style:tab-stops>
      </style:paragraph-properties>
    </style:style>
    <style:style style:name="P50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6cm"/>
        </style:tab-stops>
      </style:paragraph-properties>
    </style:style>
    <style:style style:name="P51" style:family="paragraph" style:parent-style-name="Body_20_text_20__28_2_29_" style:list-style-name="WWNum21" style:master-page-name="Converted2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style:page-number="671" fo:background-color="transparent" fo:keep-with-next="auto" style:writing-mode="lr-tb">
        <style:tab-stops>
          <style:tab-stop style:position="1.49cm" style:type="right"/>
          <style:tab-stop style:position="2.06cm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09cm"/>
        </style:tab-stops>
      </style:paragraph-properties>
    </style:style>
    <style:style style:name="P54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56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066cm" style:type="right"/>
          <style:tab-stop style:position="3.508cm"/>
        </style:tab-stops>
      </style:paragraph-properties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  <style:tab-stop style:position="7.131cm" style:type="right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.787cm" style:contextual-spacing="false" fo:line-height="0.31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2.113cm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6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2.113cm"/>
        </style:tab-stops>
      </style:paragraph-properties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2.113cm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.617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73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.18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467cm"/>
        </style:tab-stops>
      </style:paragraph-properties>
    </style:style>
    <style:style style:name="P74" style:family="paragraph" style:parent-style-name="Body_20_text_20__28_2_29_" style:list-style-name="WWNum13" style:master-page-name="Converted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style:page-number="auto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75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77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3.055cm" style:type="right"/>
        </style:tab-stops>
      </style:paragraph-properties>
    </style:style>
    <style:style style:name="P78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96cm"/>
        </style:tab-stops>
      </style:paragraph-properties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80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593cm"/>
          <style:tab-stop style:position="5.195cm" style:type="center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576cm"/>
          <style:tab-stop style:position="5.465cm" style:type="center"/>
          <style:tab-stop style:position="6.389cm" style:type="right"/>
        </style:tab-stops>
      </style:paragraph-properties>
    </style:style>
    <style:style style:name="P83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6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  <style:tab-stop style:position="7.324cm" style:type="right"/>
        </style:tab-stops>
      </style:paragraph-properties>
    </style:style>
    <style:style style:name="P86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87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7.144cm" style:type="right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156cm"/>
          <style:tab-stop style:position="7.144cm" style:type="right"/>
        </style:tab-stops>
      </style:paragraph-properties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165cm"/>
          <style:tab-stop style:position="7.144cm" style:type="right"/>
        </style:tab-stops>
      </style:paragraph-properties>
    </style:style>
    <style:style style:name="P93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2.034cm"/>
        </style:tab-stops>
      </style:paragraph-properties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  <style:tab-stop style:position="5.549cm" style:type="center"/>
        </style:tab-stops>
      </style:paragraph-properties>
    </style:style>
    <style:style style:name="P95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96cm"/>
        </style:tab-stops>
      </style:paragraph-properties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  <style:tab-stop style:position="5.549cm" style:type="center"/>
          <style:tab-stop style:position="7.131cm" style:type="right"/>
        </style:tab-stops>
      </style:paragraph-properties>
    </style:style>
    <style:style style:name="P97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066cm" style:type="right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</style:tab-stops>
      </style:paragraph-properties>
    </style:style>
    <style:style style:name="P99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066cm" style:type="right"/>
          <style:tab-stop style:position="3.491cm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  <style:tab-stop style:position="7.131cm" style:type="right"/>
        </style:tab-stops>
      </style:paragraph-properties>
    </style:style>
    <style:style style:name="P101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6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1.023cm" fo:margin-top="0cm" fo:margin-bottom="0.62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10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96cm"/>
        </style:tab-stops>
      </style:paragraph-properties>
    </style:style>
    <style:style style:name="P111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2.113cm"/>
        </style:tab-stops>
      </style:paragraph-properties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116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2.034cm"/>
        </style:tab-stops>
      </style:paragraph-properties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8" style:family="paragraph" style:parent-style-name="Body_20_text_20__28_2_29_">
      <loext:graphic-properties draw:fill="none" draw:fill-color="#ffffff"/>
      <style:paragraph-properties fo:margin-left="16.722cm" fo:margin-right="9.313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374cm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/>
    </style:style>
    <style:style style:name="P1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1" style:family="paragraph" style:parent-style-name="Body_20_text_20__28_2_29_">
      <loext:graphic-properties draw:fill="none" draw:fill-color="#ffffff"/>
      <style:paragraph-properties fo:margin-left="0.811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9.596cm" fo:margin-top="0cm" fo:margin-bottom="0cm" style:contextual-spacing="false" fo:line-height="0.568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12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2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2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</style:tab-stops>
      </style:paragraph-properties>
    </style:style>
    <style:style style:name="P12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2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12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</style:tab-stops>
      </style:paragraph-properties>
    </style:style>
    <style:style style:name="P13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3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3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57cm" style:type="right"/>
        </style:tab-stops>
      </style:paragraph-properties>
    </style:style>
    <style:style style:name="P13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84cm" style:type="right"/>
        </style:tab-stops>
      </style:paragraph-properties>
    </style:style>
    <style:style style:name="P13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761cm" style:type="right"/>
        </style:tab-stops>
      </style:paragraph-properties>
    </style:style>
    <style:style style:name="P136" style:family="paragraph" style:parent-style-name="Heading_20__23_1">
      <loext:graphic-properties draw:fill="none" draw:fill-color="#ffffff"/>
      <style:paragraph-properties fo:margin-left="0cm" fo:margin-right="0cm" fo:margin-top="0cm" fo:margin-bottom="0.21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37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38" style:family="paragraph" style:parent-style-name="Heading_20__23_2" style:master-page-name="First_20_Page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style:page-number="667" fo:background-color="transparent" fo:keep-with-next="always" style:writing-mode="lr-tb"/>
    </style:style>
    <style:style style:name="P139" style:family="paragraph" style:parent-style-name="Heading_20__23_2">
      <loext:graphic-properties draw:fill="none" draw:fill-color="#ffffff"/>
      <style:paragraph-properties fo:margin-left="0cm" fo:margin-right="0cm" fo:margin-top="0cm" fo:margin-bottom="0.153cm" style:contextual-spacing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140" style:family="paragraph" style:parent-style-name="Heading_20__23_2">
      <loext:graphic-properties draw:fill="none" draw:fill-color="#ffffff"/>
      <style:paragraph-properties fo:margin-left="0cm" fo:margin-right="0cm" fo:margin-top="0cm" fo:margin-bottom="0.153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41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42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43" style:family="paragraph" style:parent-style-name="Heading_20__23_2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44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45" style:family="paragraph" style:parent-style-name="Heading_20__23_2">
      <loext:graphic-properties draw:fill="none" draw:fill-color="#ffffff"/>
      <style:paragraph-properties fo:margin-left="16.722cm" fo:margin-right="0cm" fo:margin-top="0cm" fo:margin-bottom="0.007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46" style:family="paragraph" style:parent-style-name="Heading_20__23_2">
      <loext:graphic-properties draw:fill="none" draw:fill-color="#ffffff"/>
      <style:paragraph-properties fo:margin-left="0cm" fo:margin-right="0cm" fo:margin-top="0cm" fo:margin-bottom="0.201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47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4cm" fo:keep-together="always" fo:orphans="0" fo:widows="0" fo:text-indent="0cm" style:auto-text-indent="false" fo:break-before="column" fo:background-color="transparent" fo:keep-with-next="always" style:writing-mode="lr-tb"/>
    </style:style>
    <style:style style:name="P148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68cm" fo:keep-together="always" fo:orphans="0" fo:widows="0" fo:text-indent="0cm" style:auto-text-indent="false" fo:background-color="transparent" fo:keep-with-next="always" style:writing-mode="lr-tb"/>
    </style:style>
    <style:style style:name="P149" style:family="paragraph" style:parent-style-name="Heading_20__23_2_20__28_2_29_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50" style:family="paragraph" style:parent-style-name="Heading_20__23_2_20__28_2_29_">
      <loext:graphic-properties draw:fill="none" draw:fill-color="#ffffff"/>
      <style:paragraph-properties fo:margin-left="0cm" fo:margin-right="0cm" fo:margin-top="0cm" fo:margin-bottom="0cm" style:contextual-spacing="false" fo:line-height="0.559cm" fo:keep-together="always" fo:orphans="0" fo:widows="0" fo:text-indent="0cm" style:auto-text-indent="false" fo:background-color="transparent" fo:keep-with-next="always" style:writing-mode="lr-tb"/>
    </style:style>
    <style:style style:name="P15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152" style:family="paragraph" style:parent-style-name="Standard">
      <style:paragraph-properties fo:margin-top="0.083cm" fo:margin-bottom="0.083cm" style:contextual-spacing="false" fo:line-height="0.423cm" fo:orphans="0" fo:widows="0"/>
      <style:text-properties fo:font-size="9.5pt" style:font-size-asian="9.5pt" style:font-size-complex="9.5pt"/>
    </style:style>
    <style:style style:name="P153" style:family="paragraph" style:parent-style-name="Standard">
      <style:paragraph-properties fo:orphans="0" fo:widows="0"/>
    </style:style>
    <style:style style:name="P154" style:family="paragraph" style:parent-style-name="Standard">
      <style:paragraph-properties fo:line-height="0.344cm" fo:orphans="0" fo:widows="0"/>
      <style:text-properties fo:font-size="8pt" style:font-size-asian="8pt" style:font-size-complex="8pt"/>
    </style:style>
    <style:style style:name="P155" style:family="paragraph">
      <loext:graphic-properties draw:fill="none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font-weight="normal" style:font-weight-asian="normal" style:font-weight-complex="normal"/>
    </style:style>
    <style:style style:name="T5" style:family="text"/>
    <style:style style:name="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>
          <style:column style:rel-width="31124*" fo:start-indent="0cm" fo:end-indent="2.595cm"/>
          <style:column style:rel-width="34411*" fo:start-indent="2.59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 fo:column-gap="3.937cm">
          <style:column style:rel-width="32767*" fo:start-indent="0cm" fo:end-indent="1.968cm"/>
          <style:column style:rel-width="32768*" fo:start-indent="1.968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 fo:column-gap="3.75cm">
          <style:column style:rel-width="32767*" fo:start-indent="0cm" fo:end-indent="1.875cm"/>
          <style:column style:rel-width="32768*" fo:start-indent="1.875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423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38" text:outline-level="2"><text:bookmark-start text:name="bookmark0"/><text:span text:style-name="T1">TRYAL</text:span><text:bookmark-end text:name="bookmark0"/></text:h>
        <text:p text:style-name="P2"><text:span text:style-name="T1">Company’s snow, 100 tons</text:span></text:p>
        <text:list text:style-name="WWNum1">
          <text:list-item>
            <text:p text:style-name="P11"><text:span text:style-name="T1">From Bengal 1746 L/MAR/B/580B(1) Ledger</text:span></text:p>
          </text:list-item>
        </text:list>
        <text:p text:style-name="P17"><text:span text:style-name="T1">L/MAR/B/580B(2)<text:tab/>Pay Book, inc articles of agreement with lascar crew 23 Oct 1746</text:span></text:p>
        <text:p text:style-name="P18"><text:span text:style-name="T1">Capt Richard Thelwall</text:span></text:p>
        <text:p text:style-name="P3"><text:span text:style-name="T1">Calcutta Nov 1746 - Jun 1747 London - left Portsmouth for India Aug 1747</text:span></text:p>
        <text:h text:style-name="P137" text:outline-level="2"><text:bookmark-start text:name="bookmark1"/><text:span text:style-name="T1">TUSCAN</text:span><text:bookmark-end text:name="bookmark1"/></text:h>
        <text:p text:style-name="P4"><text:span text:style-name="T1">New Company, galley, 220 tons</text:span></text:p>
        <text:list text:style-name="WWNum3">
          <text:list-item>
            <text:p text:style-name="P19"><text:span text:style-name="T1">1699/1700 Tor India’</text:span></text:p>
          </text:list-item>
        </text:list>
        <text:p text:style-name="P20"><text:span text:style-name="T1">Downs 24 Jan 1700 -</text:span></text:p>
        <text:h text:style-name="P139" text:outline-level="2"><text:bookmark-start text:name="bookmark2"/><text:span text:style-name="T1">ULYSSES</text:span><text:bookmark-end text:name="bookmark2"/></text:h>
        <text:list xml:id="list812914445" text:style-name="WWNum5">
          <text:list-item>
            <text:p text:style-name="P10"><text:span text:style-name="T1">1641/2<text:tab/>Bantam</text:span></text:p>
          </text:list-item>
        </text:list>
        <text:p text:style-name="P5"><text:span text:style-name="T1">Downs - Bantam Jan 1643 - Aug Downs</text:span></text:p>
        <text:list xml:id="list134501953315040" text:continue-numbering="true" text:style-name="WWNum5">
          <text:list-item>
            <text:p text:style-name="P10"><text:span text:style-name="T1">1645/6<text:tab/>Bantam</text:span></text:p>
          </text:list-item>
        </text:list>
        <text:p text:style-name="P3"><text:span text:style-name="T1">Downs - 8 Sep 1646 Bantam Jan 1647 - Downs</text:span></text:p>
        <text:h text:style-name="P140" text:outline-level="2"><text:bookmark-start text:name="bookmark3"/><text:span text:style-name="T1">UNICORN (1)</text:span><text:bookmark-end text:name="bookmark3"/></text:h>
        <text:p text:style-name="P6"><text:span text:style-name="T1">700 tons</text:span></text:p>
        <text:list text:style-name="WWNum7">
          <text:list-item>
            <text:p text:style-name="P22"><text:span text:style-name="T1">1615/6 Bantam</text:span></text:p>
          </text:list-item>
        </text:list>
        <text:p text:style-name="P20"><text:span text:style-name="T1">Master Richard Hounsell</text:span></text:p>
        <text:p text:style-name="P20"><text:span text:style-name="T1">Tilbury 8 Feb 1616-12 Jun Cape - Surat - Jul 1617 Tiku - Bantam - Aug 1618 Masulipatam - 22 Oct Bantam - Masulipatam 10 Dec 1619 - Tiku - Bantam Apr 1620 - wrecked nr Macao en route to Japan</text:span></text:p>
      </text:section>
      <text:section text:style-name="Sect2" text:name="Bereich1">
        <text:p text:style-name="P152"/>
      </text:section>
      <text:section text:style-name="Sect3" text:name="Bereich2">
        <text:h text:style-name="P146" text:outline-level="2"><text:bookmark-start text:name="bookmark4"/><text:span text:style-name="T1">TWO BROTHERS</text:span><text:bookmark-end text:name="bookmark4"/></text:h>
        <text:list text:style-name="WWNum9">
          <text:list-item>
            <text:p text:style-name="P24"><text:span text:style-name="T1">1697/8 Boston and Newfoundland</text:span></text:p>
          </text:list-item>
        </text:list>
        <text:p text:style-name="P25"><text:span text:style-name="T1">L/MAR/A/CXin ff.lv-5 Journal Apr 1698-26 Jan 1699, anon Capt John Best ?</text:span></text:p>
        <text:p text:style-name="P28"><text:span text:style-name="T1">[to Boston via Lisbon in an un-named vessel - Boston 29 Jun 1698, for Rhode Island, Newfoundland and London</text:span></text:p>
        <text:h text:style-name="P136" text:outline-level="1"><text:bookmark-start text:name="bookmark5"/><text:span text:style-name="T1">TYNE</text:span><text:bookmark-end text:name="bookmark5"/></text:h>
        <text:p text:style-name="P29"><text:span text:style-name="T1">Extra ship, built by Brent, launched 1807, 2 decks, 4in bottom, length 112ft 4in, keel 88ft 7</text:span><text:span text:style-name="T2">3</text:span><text:span text:style-name="T1">/8in, breadth 31ft 4in, hold 16ft, wing transom 19ft Sin, port cell 25ft Sin, waist Sin, between decks 6ft </text:span><text:span text:style-name="Body_20_text_20__28_2_29__20__2b__20_Italic">VAin,</text:span><text:span text:style-name="T1"> ports 6 upper, 462 tons Principal Managing Owner: John Locke</text:span></text:p>
        <text:list xml:id="list129189971" text:style-name="WWNum11">
          <text:list-item>
            <text:p text:style-name="P30"><text:span text:style-name="T1">1809/10 Bengal and Madras</text:span></text:p>
          </text:list-item>
        </text:list>
        <text:p text:style-name="P38"><text:span text:style-name="T1">L/MAR/B/326A<text:tab/>Journal 9 Apr 1810-14<text:tab/>Oct 1811</text:span></text:p>
        <text:p text:style-name="P39"><text:span text:style-name="T1">L/MAR/B/326B(1)<text:tab/>Ledger</text:span></text:p>
        <text:p text:style-name="P39"><text:span text:style-name="T1">L/MAR/B/326B(2)<text:tab/>Pay Book</text:span></text:p>
        <text:p text:style-name="P40"><text:span text:style-name="T1">Capt Robert Brooks</text:span></text:p>
        <text:p text:style-name="P58"><text:span text:style-name="T1">Portsmouth 9 Jun 1810-26 Jun Madeira - 8 Dec Saugor - left Bengal 8 Feb 1811 -27 Feb Madras - 16 Jun St Helena - 30 Aug Downs</text:span></text:p>
        <text:h text:style-name="P141" text:outline-level="2"><text:bookmark-start text:name="bookmark6"/><text:span text:style-name="T1">TYWAN</text:span><text:bookmark-end text:name="bookmark6"/></text:h>
        <text:p text:style-name="P7"><text:span text:style-name="T1">Frigate, built at Blackwall 1676, 140 tons, 24 crew, 8 guns</text:span></text:p>
        <text:list xml:id="list3830077228" text:style-name="WWNum13">
          <text:list-item>
            <text:p text:style-name="P43"><text:span text:style-name="T1">1676/7 Bantam</text:span></text:p>
          </text:list-item>
        </text:list>
        <text:p text:style-name="P40"><text:span text:style-name="T1">Capt Miles Cubitt</text:span></text:p>
        <text:p text:style-name="P40"><text:span text:style-name="T1">Oct 1676 - at Tonkin 5 Jul-20 Dec 1681</text:span></text:p>
        <text:h text:style-name="P147" text:outline-level="2"><text:bookmark-start text:name="bookmark7"/><text:span text:style-name="T1">UNICORN (2)</text:span><text:bookmark-end text:name="bookmark7"/></text:h>
        <text:p text:style-name="P59"><text:span text:style-name="T1">360 tons, 66 crew, 30 guns</text:span></text:p>
        <text:list xml:id="list1620213009" text:style-name="WWNum15">
          <text:list-item>
            <text:p text:style-name="P60"><text:span text:style-name="T1">1667/8<text:tab/>Madras and Bengal</text:span></text:p>
          </text:list-item>
        </text:list>
        <text:p text:style-name="P12"><text:span text:style-name="T1">BL: Had Ms 4252 ff.1-26 Copy journal 29 Dec 1667-13 Jul 1669 Capt Thomas Harman jun</text:span></text:p>
        <text:p text:style-name="P61"><text:span text:style-name="T1">Blackwall 29 Dec 1667 - Madeira - Sao Tiago - Mauritius -12 Sep 1668 Madras - 13 Jul 1669 Balasore - Downs</text:span></text:p>
        <text:list xml:id="list134501575091954" text:continue-numbering="true" text:style-name="WWNum15">
          <text:list-item>
            <text:p text:style-name="P66"><text:span text:style-name="T1">1670/1<text:tab/>St Helena and Bantam</text:span></text:p>
          </text:list-item>
        </text:list>
        <text:p text:style-name="P68"><text:span text:style-name="T1">Capt Thomas Harman jun</text:span></text:p>
        <text:p text:style-name="P8"><text:span text:style-name="T1">Dec 1670 -</text:span></text:p>
        <text:list xml:id="list134501725576029" text:continue-numbering="true" text:style-name="WWNum15">
          <text:list-item>
            <text:p text:style-name="P101"><text:span text:style-name="T1">1674/5 Surat, Bombay and Bantam Capt Michael Packe</text:span></text:p>
          </text:list-item>
        </text:list>
        <text:list xml:id="list134503086144412" text:continue-list="list134501953315040" text:style-name="WWNum5">
          <text:list-item>
            <text:p text:style-name="P73"><text:span text:style-name="T1">Apr 1695 - 10 Feb 1677 Downs</text:span></text:p>
          </text:list-item>
          <text:list-item>
            <text:p text:style-name="P111"><text:span text:style-name="T1">1677/8<text:tab/>Surat</text:span></text:p>
          </text:list-item>
        </text:list>
        <text:p text:style-name="P112"><text:span text:style-name="T1">Capt John Slade</text:span></text:p>
        <text:p text:style-name="P113"><text:span text:style-name="T1">27 Mar 1678 - 8 Aug 1679</text:span></text:p>
        <text:h text:style-name="P141" text:outline-level="2"><text:bookmark-start text:name="bookmark8"/><text:span text:style-name="T1">UNION (1)</text:span><text:bookmark-end text:name="bookmark8"/></text:h>
        <text:p text:style-name="P8"><text:span text:style-name="T1">Bought in Aug 1607 for £1250, 400 tons, 65 crew</text:span></text:p>
        <text:p text:style-name="P67"><text:span text:style-name="T1">1<text:tab/>1607/8<text:tab/>Sumatra</text:span></text:p>
        <text:p text:style-name="P68"><text:span text:style-name="T1">Capt Richard Rowles</text:span></text:p>
        <text:p text:style-name="P102"><text:span text:style-name="T1">Woolwich 14 Mar 1608 - Plymouth 31 Mar - 12 Apr Canaries - 27 Apr Maio - 14 Jul Cape 19 Sep - St Augustine’s Bay - Zanzibar - 27 Jul 1609 Acheh - Priaman Feb 1610 - Sep St Augustine’s Bay - Feb 1611 wrecked on rocks of Audieme, Britanny, for lack of crew, cargo looted</text:span></text:p>
      </text:section>
      <text:section text:style-name="Sect2" text:name="Bereich3">
        <text:p text:style-name="P154"/>
      </text:section>
      <text:section text:style-name="Sect2" text:name="Bereich4">
        <text:h text:style-name="P145" text:outline-level="2"><text:bookmark-start text:name="bookmark9"/><text:span text:style-name="T1">UNION (2)</text:span><text:bookmark-end text:name="bookmark9"/></text:h>
        <text:p text:style-name="P118"><text:span text:style-name="T1">140 tons, 28 crew, 14 guns 1<text:tab/>1701/2 China</text:span></text:p>
        <text:p text:style-name="P23"><text:span text:style-name="T1">L/MAWB/l 17A(l)<text:tab/>Journal 9 Mar 1702-7 Nov 1704</text:span></text:p>
        <text:p text:style-name="P21"><text:span text:style-name="T1">Capt John Goodsole</text:span></text:p>
        <text:p text:style-name="P26"><text:span text:style-name="T1">Downs 9 Mar 1702 - 10 Jun St Helena - 28 Aug Batavia -18 Dec Benkulcn - Bantal 9 Apr 1703 - 10 Jun Madras - 7 Aug Malacca - 7 Sep Amoy - 2 Mar 1704 Batavia - 26 May Cape -17 Jun St Helena - 6 Oct Down</text:span></text:p>
      </text:section>
      <text:section text:style-name="Sect4" text:name="Bereich5">
        <text:list xml:id="list134502304467721" text:continue-list="list3830077228" text:style-name="WWNum13">
          <text:list-item>
            <text:p text:style-name="P74"><text:span text:style-name="T1">From Bengal 1706</text:span></text:p>
          </text:list-item>
        </text:list>
        <text:p text:style-name="P76"><text:span text:style-name="Body_20_text_20__28_2_29__20__2b__20_Bold">L/MAR/B/1</text:span><text:span text:style-name="T1">17A(2)<text:tab/>Journal 4 Jan 1706-6 Mar 1708</text:span></text:p>
        <text:p text:style-name="P68"><text:span text:style-name="T1">Capt John Franklin</text:span></text:p>
        <text:p text:style-name="P69"><text:span text:style-name="T1">Bengal 4 Jan 1706 - 4 Mar Mauritius - 25 Oct Cape -17 Dec St Helena -14 Jun 1707 Bahia - 21 Oct Kinsale 1 Mar 1708 - 6 Mar in the Channel</text:span></text:p>
        <text:h text:style-name="P142" text:outline-level="2"><text:bookmark-start text:name="bookmark10"/><text:span text:style-name="T1">UNION (3)</text:span><text:bookmark-end text:name="bookmark10"/></text:h>
        <text:list xml:id="list417609728" text:style-name="WWNum17">
          <text:list-item>
            <text:p text:style-name="P75"><text:span text:style-name="T1">1795/6 Bengal</text:span></text:p>
          </text:list-item>
        </text:list>
        <text:p text:style-name="P107"><text:span text:style-name="T1">L/MAR/B/117B Journal 11 Apr 1796-15 Jan 1798 Capt Richard Own</text:span></text:p>
        <text:p text:style-name="P103"><text:span text:style-name="T1">Portsmouth 21 May 1796 - 14 Jun Gibraltar -19 Sep Cape - 2 Mar 1797 Calcutta 5 May - 21 Aug St Helena - 12 Dec Downs</text:span></text:p>
        <text:list xml:id="list134503010243526" text:continue-numbering="true" text:style-name="WWNum17">
          <text:list-item>
            <text:p text:style-name="P75"><text:span text:style-name="T1">From Bengal 1801</text:span></text:p>
          </text:list-item>
        </text:list>
        <text:p text:style-name="P107"><text:span text:style-name="T1">L/MAR/B/117C Journal 23 Jun 1801-2 Apr 1802 Capt John Luke</text:span></text:p>
        <text:p text:style-name="P69"><text:span text:style-name="T1">Calcutta 30 Jul 1801 - Saugor 12 Sep -1 Jan 1802 St Helena - 23 Feb Downs</text:span></text:p>
        <text:h text:style-name="P142" text:outline-level="2"><text:bookmark-start text:name="bookmark11"/><text:span text:style-name="T1">UNION (4)</text:span><text:bookmark-end text:name="bookmark11"/></text:h>
        <text:p text:style-name="P102"><text:span text:style-name="T1">Built by Randall, launched 1802, 2 decks, 4in bottom, length 125ft 9!/2in, keel 100ft SVun, breadth 32ft </text:span><text:span text:style-name="Body_20_text_20__28_2_29__20__2b__20_Italic">'Ain,</text:span><text:span text:style-name="T1"> hold 16ft, wing transom 23ft 414m, port cell 27ft 5in, waist 1ft 6in, between decks 6ft 6in, ports 11 upper, 550 tons</text:span></text:p>
        <text:p text:style-name="P68"><text:span text:style-name="T1">Principal Managing Owners; 1-3 Henry Callender, 4 Miss Jane Chiystie, 5-6 William Hamilton,</text:span></text:p>
        <text:p text:style-name="P70"><text:span text:style-name="T1">7-8 John Campbell</text:span></text:p>
        <text:list xml:id="list3424721079" text:style-name="WWNum19">
          <text:list-item>
            <text:p text:style-name="P77"><text:span text:style-name="T1">1802/3<text:tab/>Madras</text:span></text:p>
          </text:list-item>
        </text:list>
        <text:p text:style-name="P109"><text:span text:style-name="T1">L/MAR/B/117D Journal 2 Feb 1803-30 Apr 1804 L/MAR/B/117R(1) Ledger L/MAR/B/117R(2)<text:tab/>Pay Book</text:span></text:p>
        <text:p text:style-name="P68"><text:span text:style-name="T1">Capt John Mackintosh</text:span></text:p>
        <text:p text:style-name="P71"><text:span text:style-name="T1">Downs 30 Mar 1803 - 16 Aug Madras 22 Oct -12 Jan 1804 St Helena - 5 Apr Downs</text:span></text:p>
        <text:list xml:id="list134503070469791" text:continue-numbering="true" text:style-name="WWNum19">
          <text:list-item>
            <text:p text:style-name="P44"><text:span text:style-name="T1">1803/4<text:tab/>Bengal</text:span></text:p>
          </text:list-item>
        </text:list>
        <text:p text:style-name="P45"><text:span text:style-name="T1">L/MAR/B/117F<text:tab/>Deck Log 7 Jun 1804-20 May 1806</text:span></text:p>
        <text:p text:style-name="P124"><text:span text:style-name="T1">L/MAR/B/117S (1)<text:tab/>Ledger</text:span></text:p>
        <text:p text:style-name="P124"><text:span text:style-name="T1">L/MAR/B/117S(2)<text:tab/>Pay Book</text:span></text:p>
        <text:p text:style-name="P40"><text:span text:style-name="T1">Capt John Mackintosh</text:span></text:p>
        <text:p text:style-name="P31"><text:span text:style-name="T1">Portsmouth 4 Sep 1804 - 27 Sep Madeira - 23 Dec St Helena - 28 Apr 1805 Diamond Harbour - Saugor 26 Aug - 30 Nov St Helena - 6 Apr 1806 Cork - 27 Apr Downs</text:span></text:p>
        <text:list xml:id="list134502219349865" text:continue-numbering="true" text:style-name="WWNum19">
          <text:list-item>
            <text:p text:style-name="P46"><text:span text:style-name="T1">1805/6<text:tab/>Madras and Bengal</text:span></text:p>
          </text:list-item>
        </text:list>
        <text:p text:style-name="P36"><text:span text:style-name="T1">L/MAR/B/117H Journal 28 Jun 1806-11 May 1808 L/MAR/B/117U (1)<text:tab/>Ledger</text:span></text:p>
        <text:p text:style-name="P130"><text:span text:style-name="T1">L/MAR/B/117U(2)<text:tab/></text:span><text:span text:style-name="Body_20_text_20__28_4_29__20__2b__20_Not_20_Bold"><text:span text:style-name="T4">Pay Book</text:span></text:span></text:p>
        <text:p text:style-name="P40"><text:span text:style-name="T1">Capt John Mackintosh</text:span></text:p>
        <text:p text:style-name="P32"><text:span text:style-name="T1">Plymouth 24 Sep 1806 - 22 Dec Cape - 11 Mar 1807 Madras - 6 Apr Diamond Harbour - 4 Jul Calcutta -16 Sep Saugor 11 Oct - 22 Oct Madras - 30 Dec Cape - 25 Jan 1808 St Helena - 5 Apr Downs</text:span></text:p>
        <text:list xml:id="list134501699102326" text:continue-numbering="true" text:style-name="WWNum19">
          <text:list-item>
            <text:p text:style-name="P15"><text:span text:style-name="T1">1807/8<text:tab/>Madras and Bengal</text:span></text:p>
          </text:list-item>
        </text:list>
        <text:p text:style-name="P16"><text:span text:style-name="T1">L/MAR/B/117J<text:tab/>Journal 8 Jul 1808-14 May 1810</text:span></text:p>
        <text:p text:style-name="P127"><text:span text:style-name="T1">L/MAR/B/117 W(l)<text:tab/>Ledger</text:span></text:p>
        <text:p text:style-name="P127"><text:span text:style-name="T1">L/MAR/B/117W(2)<text:tab/>Pay Book</text:span></text:p>
        <text:p text:style-name="P120"><text:span text:style-name="T1">Capt George Simpson</text:span></text:p>
        <text:p text:style-name="P62"><text:span text:style-name="T1">Portsmouth 17 Sep 1808 - 28 Sep Madeira -11 Feb 1809 Madras - 23 Mar Calcutta - 4 Jul Diamond Harbour - 25 Aug Saugor - 24 Sep Madras 14 Oct - 26 Dec Cape - 28 Jan 1810 St Helena -15 Apr Downs</text:span></text:p>
        <text:list xml:id="list134502283077018" text:continue-numbering="true" text:style-name="WWNum19">
          <text:list-item>
            <text:p text:style-name="P13"><text:span text:style-name="T1">1810/1 Bombay, Madras and Bengal</text:span></text:p>
          </text:list-item>
        </text:list>
        <text:p text:style-name="P14"><text:span text:style-name="T1">L/MAR/B/117M Journal 11 Dec 1810-22 Sep 1812 L/MAR/B/117Z{1)<text:tab/>Ledger</text:span></text:p>
        <text:p text:style-name="P47"><text:span text:style-name="T1">L/MAR/B/117Z(2)<text:tab/>Pay Book</text:span></text:p>
        <text:p text:style-name="P40"><text:span text:style-name="T1">Capt Robert Rankine</text:span></text:p>
        <text:p text:style-name="P63"><text:span text:style-name="T1">Portsmouth 12 Mar 1811 -4 Apr Madeira - 24 Jul Bombay - 3 Sep Madras - 20 Oct Calcutta - 16 Dec Saugor 13 Feb 1812 - 12 May St Helena - 25 Jul Downs</text:span></text:p>
        <text:list xml:id="list134501860404002" text:continue-numbering="true" text:style-name="WWNum19">
          <text:list-item>
            <text:p text:style-name="P48"><text:span text:style-name="T1">1812/3 St Helena and Bengal</text:span></text:p>
          </text:list-item>
        </text:list>
        <text:p text:style-name="P47"><text:span text:style-name="T1">L/MAR/B/117N<text:tab/>Journal 2 Jan 1813-24 Dec 1814</text:span></text:p>
        <text:p text:style-name="P33"><text:span text:style-name="T1">L/MAR/B/117BB (1) Ledger L/MAR/B/117BB (2) Pay Book Capt Robert Rankine</text:span></text:p>
        <text:p text:style-name="P63"><text:span text:style-name="T1">Portsmouth 18 Mar 1813 - Torbay 25 Mar - 22 Jun St Helena -10 Nov Calcutta - 24 Feb 1814 Saugor 11 Mar -18 Jun Cape - 6 Sep St Helena -16 Nov Downs</text:span></text:p>
        <text:list xml:id="list134502740074548" text:continue-numbering="true" text:style-name="WWNum19">
          <text:list-item>
            <text:p text:style-name="P49"><text:span text:style-name="T1">1814/5<text:tab/>Bengal and Benkulen</text:span></text:p>
          </text:list-item>
        </text:list>
        <text:p text:style-name="P47"><text:span text:style-name="T1">L/MAR/B/117P<text:tab/>Journal 17 Mar 1815-7 Feb 1817</text:span></text:p>
        <text:p text:style-name="P40"><text:span text:style-name="T1">L/MAR/B/117C C (1) Ledger</text:span></text:p>
        <text:p text:style-name="P33"><text:span text:style-name="T1">L/MAR/B/117CC(2) Pay Book Capt John Edward Johnson</text:span></text:p>
        <text:p text:style-name="P122"><text:span text:style-name="T1">Downs 22 May 1815 -10 Jun Madeira - 16 Nov Diamond Harbour - 8 Dec Calcutta - 24 Feb 1816 Saugor - 28 Apr Benkulen -14 May Batavia - 28 Jun Indremayo - 21 Jul Batavia 10 Aug -17 Oct St Helena -16 Dec Downs</text:span></text:p>
        <text:list xml:id="list134502315959115" text:continue-numbering="true" text:style-name="WWNum19">
          <text:list-item>
            <text:p text:style-name="P78"><text:span text:style-name="T1">1816/7<text:tab/>Bengal and Madras</text:span></text:p>
          </text:list-item>
        </text:list>
        <text:p text:style-name="P79"><text:span text:style-name="T1">L/MAR/B/117Q<text:tab/>Journal 21 Mar 1817-14 Oct 1818</text:span></text:p>
        <text:p text:style-name="P102"><text:span text:style-name="T1">L/MAR/B/117DD(1) Ledger L/MAR/B/117DD(2) Pay Book Capt John Edward Johnson</text:span></text:p>
        <text:p text:style-name="P104"><text:span text:style-name="T1">Downs 6 May 1817 - 21 May Madeira - 23 Sep Diamond Harbour 28 Jan 1818 -13 Feb Coringa Roads - 6 Mar Madras - 7 Apr Colombo -18 Jun Cape -17 Jul St Helena -16 Sep Downs</text:span></text:p>
        <text:h text:style-name="P143" text:outline-level="2"><text:bookmark-start text:name="bookmark12"/><text:span text:style-name="T1">UNION (5)</text:span><text:bookmark-end text:name="bookmark12"/></text:h>
        <text:p text:style-name="P34"><text:span text:style-name="T1">Built in India, repaired by Brent, measured 1805, 3 decks, 4in bottom, length 132ft lOin, keel 105ft 3 in, breadth 35ft ILAin, hold 12ft 5in, wing transom 24ft lin, port cell 23ft 6in, between decks 5ft 9</text:span><text:span text:style-name="T2">1</text:span><text:span text:style-name="T1">/</text:span><text:span text:style-name="T3">2</text:span><text:span text:style-name="T1">in &amp; 6ft 3 yin, roundhouse 6ft 3 in, ports 11 upper, 723 tons Principal Managing Owner: Henry Bonham</text:span></text:p>
        <text:list xml:id="list3286211666" text:style-name="WWNum21">
          <text:list-item>
            <text:p text:style-name="P80"><text:span text:style-name="T1">From Bengal 1804</text:span></text:p>
          </text:list-item>
        </text:list>
        <text:p text:style-name="P81"><text:span text:style-name="T1">L/MAR/B/117E(1)<text:tab/>Journal 30<text:tab/>Dec<text:tab/>1803-2 Sep 1804</text:span></text:p>
        <text:p text:style-name="P102"><text:span text:style-name="T1">L/MAR/B/117E(2) Journal 31 May-6 Oct 1804, anon Capt William Stokoe</text:span></text:p>
        <text:p text:style-name="P70"><text:span text:style-name="T1">Calcutta 17 Jan 1804 - Saugor 8 Mar - 28 Jun St Helena - 2 Sep Downs</text:span></text:p>
        <text:list xml:id="list134502641429328" text:continue-numbering="true" text:style-name="WWNum21">
          <text:list-item>
            <text:p text:style-name="P80"><text:span text:style-name="T1">1804/5 Madras and Bengal</text:span></text:p>
          </text:list-item>
        </text:list>
        <text:p text:style-name="P82"><text:span text:style-name="T1">L/MAR/B/117G<text:tab/>Journal 29<text:tab/>Apr-8<text:tab/>Dec<text:tab/>1805</text:span></text:p>
        <text:p text:style-name="P128"><text:span text:style-name="T1">L/MAR/B/117T(1)<text:tab/>Ledger</text:span></text:p>
        <text:p text:style-name="P128"><text:span text:style-name="T1">L/MAR/B/117T(2)<text:tab/>Pay Book</text:span></text:p>
        <text:p text:style-name="P68"><text:span text:style-name="T1">Capt Arthur Muter</text:span></text:p>
        <text:p text:style-name="P102"><text:span text:style-name="T1">Falmouth 11 Aug 1805 - Cork 1 Sep - 29 Sep Madeira - Jan 1806 Cape - Apr Madras - Jul Calcutta - 15 Apr 1807 moorings</text:span></text:p>
      </text:section>
      <text:section text:style-name="Sect4" text:name="Bereich6">
        <text:list xml:id="list134501801622077" text:continue-numbering="true" text:style-name="WWNum21">
          <text:list-item>
            <text:p text:style-name="P51"><draw:custom-shape text:anchor-type="char" draw:z-index="8" draw:style-name="gr5" draw:text-style-name="P155" svg:width="2.745cm" svg:height="2.162cm" svg:x="0.002cm" svg:y="14.434cm"><text:p text:style-name="P40"><text:span text:style-name="Body_20_text_20__28_2_29__20_Exact">L/MAR/B/277A L/MAR/B/277B(1) L/MAR/B/277B(2) L/MAR/B/277G(l) L/MAR/B/277G(2)</text:span></text:p><draw:enhanced-geometry draw:type="0"/></draw:custom-shape><text:span text:style-name="T1">1806/7<text:tab/>Madras and Bombay</text:span></text:p>
          </text:list-item>
        </text:list>
        <text:p text:style-name="P37"><text:span text:style-name="T1">L/MAJR/B/117-1 Journal 4 Jul 1807-27 Feb 1809 L/MAM/B/117 V(l)<text:tab/>Ledger</text:span></text:p>
        <text:p text:style-name="P52"><text:span text:style-name="T1">L/MAM/B/ 117V(2)<text:tab/>Pay Book</text:span></text:p>
        <text:p text:style-name="P40"><text:span text:style-name="T1">Capt Frederick Gaillard</text:span></text:p>
        <text:p text:style-name="P41"><text:span text:style-name="T1">Portsmouth 15 Sep 1807 - 27 Sep Madeira -16 Feb 1808 Madras - 7 Apr Bombay - 30 Sep St Helena -12 Dec Downs</text:span></text:p>
        <text:list xml:id="list134501941481910" text:continue-numbering="true" text:style-name="WWNum21">
          <text:list-item>
            <text:p text:style-name="P83"><text:span text:style-name="T1">1808/9<text:tab/>Bombay</text:span></text:p>
          </text:list-item>
        </text:list>
        <text:p text:style-name="P84"><text:span text:style-name="T1">L/MAR/B/117K<text:tab/>Journal 1 May 1809-18 Aug 1810</text:span></text:p>
        <text:p text:style-name="P84"><text:span text:style-name="T1">L/MAR/B/117X(1)<text:tab/>Ledger</text:span></text:p>
        <text:p text:style-name="P84"><text:span text:style-name="T1">L/MAR/B/117X(2)<text:tab/>Pay Book</text:span></text:p>
        <text:p text:style-name="P68"><text:span text:style-name="T1">Capt Frederick Gaillard</text:span></text:p>
        <text:p text:style-name="P103"><text:span text:style-name="T1">Portsmouth 7 Jul 1809 - 19 Jul Madeira - 24 Nov Bombay - 20 Feb 1810 Point de Galle - 3 May St Helena - 6 Jul Downs</text:span></text:p>
        <text:list xml:id="list134503366230920" text:continue-numbering="true" text:style-name="WWNum21">
          <text:list-item>
            <text:p text:style-name="P83"><text:span text:style-name="T1">1810/1<text:tab/>St Helena and Bengal</text:span></text:p>
          </text:list-item>
        </text:list>
        <text:p text:style-name="P85"><text:span text:style-name="T1">L/MAR/B/117L<text:tab/>Journal 10 Dec<text:tab/>1810-16 May 1812</text:span></text:p>
        <text:p text:style-name="P84"><text:span text:style-name="Body_20_text_20__28_2_29__20__2b__20_Bold">L/MAR/B/232F<text:tab/></text:span><text:span text:style-name="T1">Journal 19 May-25 Jun 1812, Edward Wilkinson, Second Mate</text:span></text:p>
        <text:p text:style-name="P84"><text:span text:style-name="T1">L/MAR/B/117 Y (1)<text:tab/>Ledger</text:span></text:p>
        <text:p text:style-name="P84"><text:span text:style-name="T1">L/MAR/B/117Y(2)<text:tab/>Pay Book</text:span></text:p>
        <text:p text:style-name="P68"><text:span text:style-name="T1">Capt James Fairfax</text:span></text:p>
        <text:p text:style-name="P105"><text:span text:style-name="T1">Portsmouth 12 Mar 1811 - 30 May St Helena -18 Sep Diamond Harbour - 27 Oct Saugor 16 Dec - 4 Mar 1812 St Helena -15 May Downs</text:span></text:p>
        <text:list xml:id="list134502827012737" text:continue-numbering="true" text:style-name="WWNum21">
          <text:list-item>
            <text:p text:style-name="P50"><text:span text:style-name="T1">1812/3<text:tab/>Madras and Bengal</text:span></text:p>
          </text:list-item>
        </text:list>
        <text:p text:style-name="P52"><text:span text:style-name="T1">L/MAR/B/117-0<text:tab/>Journal 30 Jan 1813-23 Sep 1814</text:span></text:p>
        <text:p text:style-name="P52"><text:span text:style-name="T1">L/MAR/B/117AA<text:tab/>Ledger</text:span></text:p>
        <text:p text:style-name="P53"><text:span text:style-name="T1">L/MAR/B/117BB (3)<text:tab/>Pay Book</text:span></text:p>
        <text:p text:style-name="P40"><text:span text:style-name="T1">Capt William Younghusband</text:span></text:p>
        <text:p text:style-name="P35"><text:span text:style-name="T1">Portsmouth 20 Apr 1813 -13 May Madeira - 6 Sep Madras -15 Oct Diamond Harbour - 21 Oct Calcutta - 9 Dec Saugor 5 Jan 1814 - 13 Jan Madras - 28 Mar Cape - 19 May St Helena - 6 Aug Downs</text:span></text:p>
        <text:h text:style-name="P149" text:outline-level="2"><text:bookmark-start text:name="bookmark13"/><text:span text:style-name="T1">UNITED KINGDOM</text:span><text:bookmark-end text:name="bookmark13"/><text:span text:style-name="T1"> </text:span><text:span text:style-name="Body_20_text_20__28_2_29__5f_">820 tons</text:span></text:h>
        <text:p text:style-name="P2"><text:span text:style-name="T1">Principal Managing Owner: John Atkins</text:span></text:p>
        <text:p text:style-name="P121"><text:span text:style-name="T1">1801/2 Madras and Bengal</text:span></text:p>
        <text:p text:style-name="P40"><text:span text:style-name="T1">Journal 4 Jan 1802-21 Jan 1804</text:span></text:p>
        <text:p text:style-name="P33"><text:span text:style-name="T1">Journal 4 Jan-11 Oct 1802, Alexander Campbell, Chief Mate Journal 11 Aug 1803-21 Jan 1804, Marmaduke Blechynden, Second Mate Ledger Pay Book</text:span></text:p>
        <text:p text:style-name="P40"><text:span text:style-name="T1">Capt Henry Bullock/George Richardson</text:span></text:p>
        <text:p text:style-name="P42"><text:span text:style-name="T1">Downs 15 Mar 1802 - 10 Jul Madras - 27 Jul Diamond Harbour 15 Jan 1803 - Saugor 9 Feb - 25 Feb Madras 11 May -10 Aug St Helena 24 Sep -1 Dec Cork -13 Dec Downs</text:span></text:p>
        <text:list xml:id="list134503042033147" text:continue-list="list129189971" text:style-name="WWNum11">
          <text:list-item>
            <text:p text:style-name="P54"><text:span text:style-name="T1">1803/4 Madras and Bengal</text:span></text:p>
          </text:list-item>
        </text:list>
        <text:p text:style-name="P52"><text:span text:style-name="T1">L/MAR/B/277C<text:tab/>Journal 30 Jun 1804-10 Feb 1806</text:span></text:p>
        <text:p text:style-name="P52"><text:span text:style-name="T1">L/MAR/B/277H(1)<text:tab/>Ledger</text:span></text:p>
        <text:p text:style-name="P52"><text:span text:style-name="T1">L/MAR/B/277H(2)<text:tab/>Pay Book</text:span></text:p>
        <text:p text:style-name="P40"><text:span text:style-name="T1">Capt Hemy Pelly</text:span></text:p>
        <text:p text:style-name="P33"><text:span text:style-name="T1">Portsmouth 10 Jul 1804 - 29 Nov Kedgeree -12 Feb 1805 Madras - 24 Mar Diamond Harbour - Saugor 28 Jun - 22 Oct St Helena - 22 Dec Downs</text:span></text:p>
        <text:list xml:id="list134503025871768" text:continue-numbering="true" text:style-name="WWNum11">
          <text:list-item>
            <text:p text:style-name="P86"><text:span text:style-name="T1">1806/7 St Helena and Madras</text:span></text:p>
          </text:list-item>
        </text:list>
        <text:p text:style-name="P89"><text:span text:style-name="T1">L/MAR/B/277D<text:tab/>Journal 9 Dec<text:tab/>1806-31 May 1808</text:span></text:p>
        <text:p text:style-name="P131"><text:span text:style-name="T1">L/MAR/B/277-I(l</text:span><text:span text:style-name="Body_20_text_20__28_4_29__20__2b__20_Not_20_Bold"><text:span text:style-name="T4">)<text:tab/>Ledger</text:span></text:span></text:p>
        <text:p text:style-name="P90"><text:span text:style-name="T1">L/MAR/B/277-I(2)<text:tab/>Pay Book</text:span></text:p>
        <text:p text:style-name="P68"><text:span text:style-name="T1">Capt William Parker D’Esterrc</text:span></text:p>
        <text:p text:style-name="P103"><text:span text:style-name="T1">Portsmouth 4 Mar 1807 - 13 May St Helena 2 Jul - 20 Sep Madras 22 Oct - 30 Dec Cape - 25 Jan 1808 St Helena - 4 Apr Downs</text:span></text:p>
        <text:list xml:id="list134502239897416" text:continue-numbering="true" text:style-name="WWNum11">
          <text:list-item>
            <text:p text:style-name="P87"><text:span text:style-name="T1">1808/9 St Helena and Bengal</text:span></text:p>
          </text:list-item>
        </text:list>
        <text:p text:style-name="P91"><text:span text:style-name="T1">L/MAR/B/277L<text:tab/>Journal 3 Dec 1808-19<text:tab/>Nov<text:tab/>1809</text:span></text:p>
        <text:p text:style-name="P92"><text:span text:style-name="T1">L/MAR/B/277F<text:tab/>Journal 3 Dec 1808-20<text:tab/>Nov<text:tab/>1809</text:span></text:p>
        <text:p text:style-name="P90"><text:span text:style-name="T1">L/MAR/B/277J(1)<text:tab/>Pay Book</text:span></text:p>
        <text:p text:style-name="P90"><text:span text:style-name="T1">L/MAR/B/277J(2)<text:tab/>Imprest Book</text:span></text:p>
        <text:p text:style-name="P68"><text:span text:style-name="T1">Capt William Parker D'Estcrre</text:span></text:p>
        <text:p text:style-name="P108"><text:span text:style-name="T1">Portsmouth 28 Apr 1809 - 8 May Madeira - 29 Jul St Helena 3 Sep - captured by French ships </text:span><text:span text:style-name="Body_20_text_20__28_2_29__20__2b__20_Italic">La Manche</text:span><text:span text:style-name="T1"> and </text:span><text:span text:style-name="Body_20_text_20__28_2_29__20__2b__20_Italic">La Venus</text:span><text:span text:style-name="T1"> 19 Nov 1809. officers landed at Vizagapalam 7 Dec</text:span></text:p>
        <text:h text:style-name="P150" text:outline-level="2"><text:bookmark-start text:name="bookmark14"/><text:span text:style-name="T1">UNITY (1)</text:span><text:bookmark-end text:name="bookmark14"/></text:h>
        <text:p text:style-name="P119"><text:span text:style-name="T1">300 tons, 20 guns</text:span></text:p>
        <text:p text:style-name="P88"><text:span text:style-name="T1">1<text:tab/>1619/20 Batavia (to remain)</text:span></text:p>
        <text:p text:style-name="P68"><text:span text:style-name="T1">Master Matthew Morton</text:span></text:p>
        <text:p text:style-name="P106"><text:span text:style-name="T1">Downs 27 Mar 1620 - 24 Jun Cape - 2 Oct Batavia 15 Nov - Acheh - Feb 1622 Batavia - Pulicat - Masulipatam - Feb 1623 Batavia - Tiku - Dec 1623 Batavia - Masulipatam -</text:span></text:p>
        <text:h text:style-name="P141" text:outline-level="2"><text:bookmark-start text:name="bookmark15"/><text:span text:style-name="T1">UNITY (2)</text:span><text:bookmark-end text:name="bookmark15"/></text:h>
        <text:p text:style-name="P9"><text:span text:style-name="T1">Length 84ft, breadth 27ft, 74 crew, 26 guns, 300/340 tons</text:span></text:p>
        <text:list xml:id="list1584024176" text:style-name="WWNum23">
          <text:list-item>
            <text:p text:style-name="P116"><text:span text:style-name="T1">1670/1<text:tab/>Bantam</text:span></text:p>
          </text:list-item>
        </text:list>
        <text:p text:style-name="P112"><text:span text:style-name="T1">Capt William Cruft</text:span></text:p>
        <text:p text:style-name="P114"><text:span text:style-name="T1">Jan 1671 - 24 May 1672 Downs</text:span></text:p>
        <text:list xml:id="list134501541139005" text:continue-numbering="true" text:style-name="WWNum23">
          <text:list-item>
            <text:p text:style-name="P116"><text:span text:style-name="T1">1672/3<text:tab/>Madras and Surat</text:span></text:p>
          </text:list-item>
        </text:list>
        <text:p text:style-name="P115"><text:span text:style-name="T1">Capt William Cruft</text:span></text:p>
        <text:list xml:id="list134501432874782" text:continue-numbering="true" text:style-name="WWNum23">
          <text:list-item>
            <text:p text:style-name="P93"><text:span text:style-name="T1">1674/5<text:tab/>Madras and Bengal</text:span></text:p>
          </text:list-item>
        </text:list>
        <text:p text:style-name="P68"><text:span text:style-name="T1">Capt William Cruft</text:span></text:p>
        <text:p text:style-name="P8"><text:span text:style-name="T1">10 Jan 1675 - 1 Aug 1676</text:span></text:p>
        <text:list xml:id="list134502146410797" text:continue-numbering="true" text:style-name="WWNum23">
          <text:list-item>
            <text:p text:style-name="P93"><text:span text:style-name="T1">1676/7<text:tab/>St Helena and Bantam</text:span></text:p>
          </text:list-item>
        </text:list>
        <text:p text:style-name="P68"><text:span text:style-name="T1">Capt William Cruft</text:span></text:p>
        <text:p text:style-name="P72"><text:span text:style-name="T1">Downs 2 Dec 1676 - Mar 1679</text:span></text:p>
        <text:h text:style-name="P148" text:outline-level="2"><text:bookmark-start text:name="bookmark16"/><text:span text:style-name="T1">UPTON</text:span><text:bookmark-end text:name="bookmark16"/></text:h>
        <text:p text:style-name="P123"><text:span text:style-name="T1">New Company, galley 1<text:tab/>1700/1 Bengal</text:span></text:p>
        <text:p text:style-name="P55"><text:span text:style-name="T1">NMM: </text:span><text:span text:style-name="Body_20_text_20__28_2_29__20__2b__20_Small_20_Caps">Ms </text:span><text:span text:style-name="T1">9805<text:tab/>Journal 29 Jul 1701-19 Nov 1703</text:span></text:p>
        <text:p text:style-name="P125"><text:span text:style-name="T1">L/MAR/A/CLXIV<text:tab/>Ledger</text:span></text:p>
        <text:p text:style-name="P40"><text:span text:style-name="T1">Capt John Camell</text:span></text:p>
        <text:p text:style-name="P40"><text:span text:style-name="T1">Gravesend 29 Jul 1701 - 9 Aug Falmouth - 9 Jan 1702 Cape - 29 May Balasore -13 Jun Hugh 28 Feb 1703 - 29 Jun St Helena - 5 Aug Ascension - 2 Oct Kinsale -16 Oct Cork -18 Nov Downs</text:span></text:p>
      </text:section>
      <text:p text:style-name="P27"><text:span text:style-name="T1">Built by Peny, launched 1758, 3 decks, 3in bottom, 655 tons Principal Managing Owner: Charles Raymond</text:span></text:p>
      <text:list xml:id="list2227810593" text:style-name="WWNum25">
        <text:list-item>
          <text:p text:style-name="P110"><draw:custom-shape text:anchor-type="char" draw:z-index="9" draw:style-name="gr1" draw:text-style-name="P155" svg:width="8.755cm" svg:height="1.929cm" svg:x="-16.679cm" svg:y="-1.069cm"><text:p text:style-name="P1"><text:span text:style-name="Body_20_text_20__28_2_29__20_Exact">1 From Bombay 1809</text:span></text:p><text:p text:style-name="P64"><text:span text:style-name="Body_20_text_20__28_2_29__20_Exact">L/MAR/B/333A<text:tab/>Journal 1 Jul-25 Dec 1809, anon</text:span></text:p><text:p text:style-name="P64"><text:span text:style-name="Body_20_text_20__28_2_29__20_Exact">L/MAR/B/333B<text:tab/>Journal 1 Jul-25 Dec 1809</text:span></text:p><text:p text:style-name="P65"><text:span text:style-name="Body_20_text_20__28_2_29__20_Exact">Master Hugh Adams</text:span></text:p><text:p text:style-name="P1"><text:span text:style-name="Body_20_text_20__28_2_29__20_Exact">Bombay 23 Jul 1809 - 15 Sep Cape - 7 Oct St Helena - 22 Dec Downs</text:span></text:p><draw:enhanced-geometry draw:type="0"/></draw:custom-shape><text:soft-page-break/><text:span text:style-name="T1">1758/9<text:tab/>Madras and China</text:span></text:p>
        </text:list-item>
      </text:list>
      <text:p text:style-name="P94"><text:span text:style-name="T1">L/MAR/B/452A<text:tab/>Journal 4 Oct<text:tab/>1758-19 Nov 1761</text:span></text:p>
      <text:p text:style-name="P129"><text:span text:style-name="T1">L/MAM/B/452M(1)<text:tab/>Ledger</text:span></text:p>
      <text:p text:style-name="P129"><text:span text:style-name="T1">L/MAR/B/452M(2)<text:tab/>Pay Book</text:span></text:p>
      <text:p text:style-name="P68"><text:span text:style-name="T1">Capt William Femell</text:span></text:p>
      <text:p text:style-name="P70"><text:span text:style-name="T1">Portsmouth 16 Feb 1759 - 15 Jul Trincomalee - 29 Jul Negapatam - 16 Aug Madras - 6 Dec Batavia - 7 Jun 1760 Whampoa - Second Bar 21 Dec - 6 Jun 1761 St Helena - 20 Sep Downs</text:span></text:p>
      <text:list xml:id="list134502911230684" text:continue-numbering="true" text:style-name="WWNum25">
        <text:list-item>
          <text:p text:style-name="P95"><text:span text:style-name="T1">1761/2<text:tab/>Benkulen and China</text:span></text:p>
        </text:list-item>
      </text:list>
      <text:p text:style-name="P96"><text:span text:style-name="T1">L/MAM/B/452B<text:tab/>Journal 9 Apr<text:tab/>1762-9 Dec<text:tab/>1765</text:span></text:p>
      <text:p text:style-name="P129"><text:span text:style-name="T1">L/MAM/B/452N(1)<text:tab/>Ledger</text:span></text:p>
      <text:p text:style-name="P129"><text:span text:style-name="T1">L/MAR/B/452N(2)<text:tab/>Pay Book</text:span></text:p>
      <text:p text:style-name="P68"><text:span text:style-name="T1">Capt William Femell</text:span></text:p>
      <text:p text:style-name="P106"><text:span text:style-name="T1">Portsmouth 25 Jun 1762 - 29 Nov Batavia - 19 Feb 1763 Benkulen -14 Oct Hainan 20 Mar 1764 - 27 Mar Whampoa - Second Bar 28 Jun - 11 Oct Buton -1 Mar 1765 Balambangan - 25 Jun St Helena -11 Oct Downs</text:span></text:p>
      <text:h text:style-name="P144" text:outline-level="2"><text:bookmark-start text:name="bookmark17"/><text:span text:style-name="T1">VALENTINE (2)</text:span><text:bookmark-end text:name="bookmark17"/></text:h>
      <text:p text:style-name="P117"><text:span text:style-name="T1">Built by Perry, launched 1767, 3 decks, 3in bottom, length 135ft 11 in, keel 110ft 11'Ain, breadth 34ft 4in, hold 14ft 3in, wing transom 20ft lOAun, between decks 5ft 9</text:span><text:span text:style-name="T2">3</text:span><text:span text:style-name="T1">/4in, 690 tons Principal Managing Owner; Sir Charles Raymond</text:span></text:p>
      <text:list xml:id="list3444940467" text:style-name="WWNum27">
        <text:list-item>
          <text:p text:style-name="P97"><text:span text:style-name="T1">1767/8<text:tab/>Bengal</text:span></text:p>
        </text:list-item>
      </text:list>
      <text:p text:style-name="P102"><text:span text:style-name="T1">L/MAR/B/452C Journal 17 Dec 1767-10 Jun 1769 L/MAR/B/452-0(l) Ledger L/MAR/B/452-0(2) Pay Book Capt Charles Purvis</text:span></text:p>
      <text:p text:style-name="P71"><text:span text:style-name="T1">Downs 3 Jan 1768 - 27 Mar Cape - 24 Jun Culpee - 3 Sep Ingeli - 11 Jan 1769 Cape - 9 Feb St Helena - 8 May Downs</text:span></text:p>
      <text:list xml:id="list134503371698802" text:continue-numbering="true" text:style-name="WWNum27">
        <text:list-item>
          <text:p text:style-name="P56"><text:span text:style-name="T1">1769/70<text:tab/>Madras<text:tab/>and China</text:span></text:p>
        </text:list-item>
      </text:list>
      <text:p text:style-name="P57"><text:span text:style-name="T1">L/MAM/B/452D<text:tab/>Journal 17 Oct 1769-24 Aug<text:tab/>1771</text:span></text:p>
      <text:p text:style-name="P126"><text:span text:style-name="T1">L/MAM/B/452P(1)<text:tab/>Ledger</text:span></text:p>
      <text:p text:style-name="P126"><text:soft-page-break/><text:span text:style-name="T1">L/MAM/B/452P(2)<text:tab/>Pay Book</text:span></text:p>
      <text:p text:style-name="P40"><text:span text:style-name="T1">Capt Charles Purvis</text:span></text:p>
      <text:p text:style-name="P102"><text:span text:style-name="T1">Downs 28 Dec 1769 - 18 Mar 1770 Cape - 26 May Madras - 21 Sep Whampoa - Second Bar 2 Jan 1771-8 Apr St Helena - 9 Jul Downs</text:span></text:p>
      <text:list xml:id="list134502320321943" text:continue-numbering="true" text:style-name="WWNum27">
        <text:list-item>
          <text:p text:style-name="P97"><text:span text:style-name="T1">1772/3<text:tab/>China</text:span></text:p>
        </text:list-item>
      </text:list>
      <text:p text:style-name="P98"><text:span text:style-name="T1">L/MAM/B/452E<text:tab/>Journal 3 Feb 1773-2 Aug 1774</text:span></text:p>
      <text:p text:style-name="P129"><text:span text:style-name="T1">L/MAR/B/452Q(1)<text:tab/>Ledger</text:span></text:p>
      <text:p text:style-name="P129"><text:span text:style-name="T1">L/MAM/B/452Q(2)<text:tab/>Pay Book</text:span></text:p>
      <text:p text:style-name="P68"><text:span text:style-name="T1">Capt James Ogilvie</text:span></text:p>
      <text:p text:style-name="P103"><text:span text:style-name="T1">Portsmouth 3 Feb 1773 - 30 Jun Batavia -31 Aug Whampoa - Second Bar 23 Dec - 28 Mar 1774 Cape - 25 Apr St Helena - 27 Jun Downs</text:span></text:p>
      <text:list xml:id="list134503183639838" text:continue-numbering="true" text:style-name="WWNum27">
        <text:list-item>
          <text:p text:style-name="P99"><text:span text:style-name="T1">1776/7<text:tab/>Madras,<text:tab/>Bengal and Bombay</text:span></text:p>
        </text:list-item>
      </text:list>
      <text:p text:style-name="P100"><text:span text:style-name="T1">L/MAR/B/452F<text:tab/>Journal 15 Oct 1776-13 Nov<text:tab/>1779</text:span></text:p>
      <text:p text:style-name="P68"><text:span text:style-name="T1">Capt James Ogilvie</text:span></text:p>
      <text:p text:style-name="P102"><text:span text:style-name="T1">Portsmouth 1 Jan 1777 - 18 Jan Madeira - 17 Apr Cape - 25 Jun Madras - 24 Jul Masulipatam - </text:span><text:span text:style-name="T2">7</text:span><text:span text:style-name="T1"> Aug Culpee - Ingeli 23 Dec - 8 Jan 1778 Madras - 10 Feb Tranquebar - 22 Mar Bombay 7 Jun - 2 Jun Madras 29 Jul - 9 Sep Madras - 8 Feb 1779 St Helena 25 Jun - 2 Sep River Shannon - lost on He de Merchant off Sark 16 Nov [wreck discovered Jan 1976]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top="0.212cm" fo:margin-bottom="0.212cm" style:contextual-spacing="false"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.847cm" fo:margin-bottom="0.176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2_20__28_2_29_" style:display-name="Heading #2 (2)" style:family="paragraph" style:parent-style-name="Standard" loext:linked-style-name="Heading_20__23_2_20__28_2_29__5f_" style:default-outline-level="2" style:list-style-name="">
      <loext:graphic-properties draw:fill="solid" draw:fill-color="#ffffff"/>
      <style:paragraph-properties fo:margin-top="0.776cm" fo:margin-bottom="0.176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_20__2b__20_9_20_pt_2c_Bold_2c_Italic_2c_Spacing_20_0_20_pt" style:display-name="Header or footer + 9 pt,Bold,Italic,Spacing 0 pt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9pt" fo:letter-spacing="0.018cm" fo:language="en" fo:country="US" fo:font-style="italic" fo:font-weight="bold" style:font-name-asian="Times New Roman1" style:font-family-asian="'Times New Roman'" style:font-family-generic-asian="system" style:font-pitch-asian="variable" style:font-size-asian="9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9pt" style:language-complex="en" style:country-complex="US" style:font-style-complex="italic" style:font-weight-complex="bold" style:text-scale="100%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4_29__20__2b__20_Not_20_Bold" style:display-name="Body text (4) + Not Bold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20__28_2_29__5f_" style:display-name="Heading #2 (2)_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2_29__20__2b__20_Small_20_Caps" style:display-name="Body text (2) + Small Caps" style:family="text" style:parent-style-name="Body_20_text_20__28_2_29__5f_">
      <style:text-properties fo:font-variant="small-caps"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er_20_or_20_footer_20__2b__20_10_20_pt_2c_Bold" style:display-name="Header or footer + 10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57cm" style:type="right"/>
        </style:tab-stops>
      </style:paragraph-properties>
    </style:style>
    <style:style style:name="M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84cm" style:type="right"/>
        </style:tab-stops>
      </style:paragraph-properties>
    </style:style>
    <style:style style:name="MP4" style:family="paragraph">
      <loext:graphic-properties draw:fill="none"/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6" style:family="paragraph" style:parent-style-name="Standard">
      <style:paragraph-properties fo:orphans="0" fo:widows="0"/>
    </style:style>
    <style:style style:name="M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761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5.106cm" fo:margin-bottom="0.005cm" fo:margin-left="5.094cm" fo:margin-right="7.67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29cm" fo:margin-left="0cm" fo:margin-right="0cm" fo:margin-top="3.191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5.165cm" fo:margin-bottom="0.005cm" fo:margin-left="5.644cm" fo:margin-right="6.948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829cm" fo:margin-left="0cm" fo:margin-right="0cm" fo:margin-top="3.7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42cm" fo:page-height="29.7cm" style:num-format="1" style:print-orientation="landscape" fo:margin-top="0cm" fo:margin-bottom="0.005cm" fo:margin-left="22.204cm" fo:margin-right="6.983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588cm" fo:margin-left="0cm" fo:margin-right="0cm" fo:margin-bottom="5.487cm" style:dynamic-spacing="true"/>
      </style:header-style>
      <style:footer-style>
        <style:header-footer-properties fo:min-height="3.898cm" fo:margin-left="0cm" fo:margin-right="0cm" fo:margin-top="3.79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Rahmen1" text:anchor-type="char" svg:x="11.837cm" svg:y="27.316cm" svg:width="17.157cm" draw:z-index="0"><draw:text-box fo:min-height="0.356cm"><text:p text:style-name="MP2"><text:span text:style-name="Header_20_or_20_footer"><text:page-number text:select-page="current">669</text:page-number></text:span><text:span text:style-name="Header_20_or_20_footer"><text:tab/></text:span><text:span text:style-name="Header_20_or_20_footer_20__2b__20_9_20_pt_2c_Bold_2c_Italic_2c_Spacing_20_0_20_pt">669</text:span></text:p></draw:text-box></draw:frame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<draw:custom-shape text:anchor-type="char" draw:z-index="0" draw:style-name="Mgr1" draw:text-style-name="MP4" svg:width="17.186cm" svg:height="0.687cm" svg:x="11.093cm" svg:y="27.361cm"><text:p text:style-name="MP3"><text:span text:style-name="Header_20_or_20_footer">666<text:tab/></text:span><text:span text:style-name="Header_20_or_20_footer"><text:page-number text:select-page="current">667</text:page-number></text:span></text:p><draw:enhanced-geometry draw:type="0"/></draw:custom-shape></text:p>
      </style:footer>
    </style:master-page>
    <style:master-page style:name="Converted1" style:page-layout-name="Mpm2" draw:style-name="Mdp1">
      <style:footer>
        <text:p text:style-name="MP1"><draw:frame draw:style-name="Mfr1" draw:name="Rahmen3" text:anchor-type="char" svg:x="11.837cm" svg:y="27.316cm" svg:width="17.157cm" draw:z-index="12"><draw:text-box fo:min-height="0.356cm"><text:p text:style-name="MP2"><text:span text:style-name="Header_20_or_20_footer"><text:page-number text:select-page="current">668</text:page-number></text:span><text:span text:style-name="Header_20_or_20_footer"><text:tab/></text:span><text:span text:style-name="Header_20_or_20_footer_20__2b__20_9_20_pt_2c_Bold_2c_Italic_2c_Spacing_20_0_20_pt">669</text:span></text:p></draw:text-box></draw:frame></text:p>
      </style:footer>
    </style:master-page>
    <style:master-page style:name="Converted2" style:page-layout-name="Mpm2" draw:style-name="Mdp1">
      <style:footer>
        <text:p text:style-name="MP1"><draw:custom-shape text:anchor-type="char" draw:z-index="2" draw:style-name="Mgr2" draw:text-style-name="MP4" svg:width="0.489cm" svg:height="1.46cm" svg:x="28.504cm" svg:y="27.383cm"><text:p text:style-name="MP5"><text:span text:style-name="Header_20_or_20_footer"><text:page-number text:select-page="current">671</text:page-number></text:span></text:p><draw:enhanced-geometry draw:type="0"/></draw:custom-shape></text:p>
      </style:footer>
    </style:master-page>
    <style:master-page style:name="Converted3" style:page-layout-name="Mpm3" draw:style-name="Mdp1" style:next-style-name="Converted2">
      <style:footer>
        <text:p text:style-name="MP6"/>
      </style:footer>
    </style:master-page>
    <style:master-page style:name="Converted4" style:page-layout-name="Mpm4" draw:style-name="Mdp1">
      <style:header>
        <text:p text:style-name="MP1"><draw:custom-shape text:anchor-type="char" draw:z-index="5" draw:style-name="Mgr1" draw:text-style-name="MP4" svg:width="19.763cm" svg:height="0.708cm" svg:x="5.567cm" svg:y="5.055cm"><text:p text:style-name="MP7"><text:span text:style-name="Header_20_or_20_footer">UPTON CASTLE<text:tab/></text:span><text:span text:style-name="Header_20_or_20_footer_20__2b__20_10_20_pt_2c_Bold">VALENTINE (1)</text:span></text:p><draw:enhanced-geometry draw:type="0"/></draw:custom-shape><draw:frame draw:style-name="Mfr2" draw:name="Rahmen7" text:anchor-type="char" svg:x="5.567cm" svg:y="5.055cm" svg:width="19.763cm" draw:z-index="0"><draw:text-box fo:min-height="0cm"><text:p text:style-name="MP7"><text:span text:style-name="Header_20_or_20_footer">UPTON CASTLE<text:tab/></text:span><text:span text:style-name="Header_20_or_20_footer_20__2b__20_10_20_pt_2c_Bold">VALENTINE (1)</text:span></text:p></draw:text-box></draw:frame></text:p>
      </style:header>
      <style:footer>
        <text:p text:style-name="MP1"><draw:custom-shape text:anchor-type="char" draw:z-index="6" draw:style-name="Mgr2" draw:text-style-name="MP4" svg:width="0.459cm" svg:height="1.46cm" svg:x="28.367cm" svg:y="27.213cm"><text:p text:style-name="MP5"><text:span text:style-name="Header_20_or_20_footer"><text:page-number text:select-page="current">674</text:page-number></text:span></text:p><draw:enhanced-geometry draw:type="0"/></draw:custom-shape><draw:frame draw:style-name="Mfr2" draw:name="Rahmen8" text:anchor-type="char" svg:x="28.367cm" svg:y="27.213cm" svg:width="0.459cm" draw:z-index="0"><draw:text-box fo:min-height="0cm"><text:p text:style-name="MP5"><text:span text:style-name="Header_20_or_20_footer"><text:page-number text:select-page="current">67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6" meta:paragraph-count="246" meta:word-count="2438" meta:character-count="12519" meta:non-whitespace-character-count="10370"/>
    <meta:generator>LibreOffice/7.4.5.1$Windows_X86_64 LibreOffice_project/9c0871452b3918c1019dde9bfac75448afc4b57f</meta:generator>
  </office:meta>
</office:document-meta>
</file>